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Arial1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Calibri" svg:font-family="Calibri" style:font-pitch="variable"/>
    <style:font-face style:name="FreeSans1" svg:font-family="FreeSans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2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ourier New3" svg:font-family="'Courier Ne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stroke="solid" draw:fill="none" fo:min-height="18.35cm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2" style:family="presentation" style:parent-style-name="Blank-subtitle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2.179cm" fo:padding-top="0cm" fo:padding-bottom="0cm" fo:padding-left="0cm" fo:padding-right="0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7" style:family="presentation" style:parent-style-name="Blank-subtitle">
      <style:graphic-properties draw:stroke="none" svg:stroke-width="0cm" draw:fill="none" draw:fill-color="#ffffff" draw:textarea-vertical-align="top" draw:auto-grow-height="false" draw:fit-to-size="shrink-to-fit" fo:min-height="12.179cm" fo:padding-top="0cm" fo:padding-bottom="0cm" fo:padding-left="0cm" fo:padding-right="0cm" fo:wrap-option="wrap"/>
    </style:style>
    <style:style style:name="pr8" style:family="presentation" style:parent-style-name="Blank-notes">
      <style:graphic-properties draw:fill-color="#ffffff" fo:min-height="13.364cm"/>
    </style:style>
    <style:style style:name="P1" style:family="paragraph">
      <style:paragraph-properties fo:line-height="100%" fo:text-align="center" style:punctuation-wrap="simpl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line-height="100%" fo:text-align="center" fo:text-indent="0cm" style:punctuation-wrap="simple"/>
    </style:style>
    <style:style style:name="P4" style:family="paragraph">
      <style:paragraph-properties fo:margin-left="0cm" fo:margin-right="0cm" fo:margin-top="0cm" fo:margin-bottom="0.5cm" fo:line-height="100%" fo:text-align="start" fo:text-indent="0cm" style:punctuation-wrap="simpl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start" fo:text-indent="0cm" style:punctuation-wrap="simple"/>
    </style:style>
    <style:style style:name="P7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8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100%" fo:text-align="start" fo:text-indent="0cm" style:punctuation-wrap="simple" style:font-independent-line-spacing="true"/>
      <style:text-properties fo:font-size="18pt"/>
    </style:style>
    <style:style style:name="P11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text-properties style:font-name="Courier New3" fo:font-size="14pt" style:font-size-asian="14pt" style:font-size-complex="14pt"/>
    </style:style>
    <style:style style:name="P14" style:family="paragraph">
      <style:paragraph-properties fo:margin-left="0cm" fo:margin-right="0cm" fo:line-height="100%" fo:text-align="justify" fo:text-indent="0cm" style:punctuation-wrap="simple"/>
    </style:style>
    <style:style style:name="T1" style:family="text">
      <style:text-properties style:text-line-through-style="none" style:text-line-through-type="none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style:text-line-through-style="none" style:text-line-through-type="none" style:font-name="Arial" fo:font-size="32pt" fo:letter-spacing="normal" fo:font-style="normal" style:text-underline-style="none" fo:font-weight="normal" style:font-name-asian="Droid Sans Fallback2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T3" style:family="text">
      <style:text-properties style:text-line-through-style="none" style:text-line-through-type="none" style:font-name="Arial" fo:font-size="24pt" fo:letter-spacing="normal" fo:font-style="normal" style:text-underline-style="none" fo:font-weight="normal" style:font-name-asian="Droid Sans Fallback2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T4" style:family="text">
      <style:text-properties style:text-line-through-style="none" style:text-line-through-type="none" style:font-name="Courier New1" fo:font-size="24pt" fo:letter-spacing="normal" fo:font-style="normal" style:text-underline-style="none" fo:font-weight="normal" style:font-name-asian="Droid Sans Fallback2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T5" style:family="text">
      <style:text-properties style:text-line-through-style="none" style:text-line-through-type="none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style:text-line-through-style="none" style:text-line-through-type="none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style:text-line-through-style="none" style:text-line-through-type="none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style:text-line-through-style="none" style:text-line-through-type="none" style:font-name="Arial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style:text-line-through-style="none" style:text-line-through-type="none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style:text-line-through-style="none" style:text-line-through-type="none" style:font-name="Arial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style:text-line-through-style="none" style:text-line-through-type="none" style:font-name="Bitstream Charter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style:text-line-through-style="none" style:text-line-through-type="none" style:text-position="super 58%" style:font-name="Bitstream Charter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style:text-line-through-style="none" style:text-line-through-type="none" style:text-position="super 58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style:text-line-through-style="none" style:text-line-through-type="none" style:font-name="Bitstream Charter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5" style:family="text">
      <style:text-properties style:text-line-through-style="none" style:text-line-through-type="none" style:font-name="Arial" fo:font-size="26pt" fo:letter-spacing="normal" style:text-underline-style="none" fo:font-weight="normal" style:font-size-asian="26pt" style:font-weight-asian="normal" style:font-size-complex="26pt" style:font-weight-complex="normal"/>
    </style:style>
    <style:style style:name="T16" style:family="text">
      <style:text-properties style:text-line-through-style="none" style:text-line-through-type="none" style:font-name="Arial" fo:font-size="26pt" fo:letter-spacing="normal" style:text-underline-style="none" fo:font-weight="bold" style:font-size-asian="26pt" style:font-weight-asian="bold" style:font-size-complex="26pt" style:font-weight-complex="bold"/>
    </style:style>
    <style:style style:name="T17" style:family="text">
      <style:text-properties style:text-line-through-style="none" style:text-line-through-type="none" style:text-position="super 58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8" style:family="text">
      <style:text-properties style:text-line-through-style="none" style:text-line-through-type="none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style:text-line-through-style="none" style:text-line-through-type="none" style:font-name="Courier New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style:text-line-through-style="none" style:text-line-through-type="none" style:text-position="super 58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style:text-line-through-style="none" style:text-line-through-type="none" style:text-position="super 7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style:text-line-through-style="none" style:text-line-through-type="none" style:font-name="Courier Ne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text-line-through-style="none" style:text-line-through-type="none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style:font-name="Arial3" fo:font-size="16pt" fo:font-weight="bold" style:font-size-asian="16pt" style:font-weight-asian="bold" style:font-size-complex="16pt" style:font-weight-complex="bold"/>
    </style:style>
    <style:style style:name="T26" style:family="text">
      <style:text-properties style:font-name="Courier New3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 Tutoring" draw:style-name="dp1" draw:master-page-name="Blank" presentation:presentation-page-layout-name="AL1T0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 Tutoring</text:span></text:p>
          </draw:text-box>
        </draw:frame>
        <draw:frame draw:name="Subtitle 2" presentation:style-name="pr2" draw:text-style-name="P2" draw:layer="layout" svg:width="25.198cm" svg:height="14.505cm" svg:x="1.602cm" svg:y="4.295cm" presentation:class="subtitle" presentation:user-transformed="true">
          <draw:text-box>
            <text:p text:style-name="P3"><text:span text:style-name="T1">17th February 2016</text:span></text:p>
            <text:p text:style-name="P3"><text:span text:style-name="T1"/></text:p>
            <text:p text:style-name="P3"><text:span text:style-name="T1">(cleaned)</text:span></text:p>
            <text:p text:style-name="P3"><text:span text:style-name="T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ecap" draw:style-name="dp1" draw:master-page-name="Title_20_and_20_Content" presentation:presentation-page-layout-name="AL2T11">
        <draw:frame draw:name="Title 1" presentation:style-name="pr4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Recap</text:span></text:p>
          </draw:text-box>
        </draw:frame>
        <draw:frame draw:name="Subtitle 2" presentation:style-name="pr5" draw:text-style-name="P2" draw:layer="layout" svg:width="24.638cm" svg:height="14.386cm" svg:x="1.4cm" svg:y="4.914cm" presentation:class="outline" presentation:user-transformed="true">
          <draw:text-box>
            <text:p text:style-name="P4"><text:span text:style-name="T2">Last time we looked at :-</text:span></text:p>
            <text:p text:style-name="P4"><text:span text:style-name="T2"/></text:p>
            <text:list text:style-name="L3">
              <text:list-item>
                <text:p text:style-name="P4"><text:span text:style-name="T3">State diagrams</text:span></text:p>
              </text:list-item>
              <text:list-item>
                <text:p text:style-name="P4"><text:span text:style-name="T3">Enumerations</text:span></text:p>
                <text:list>
                  <text:list-item>
                    <text:p text:style-name="P5"><text:span text:style-name="T4">enum Colours {Red, Green, Blue, Violet};</text:span></text:p>
                  </text:list-item>
                </text:list>
              </text:list-item>
              <text:list-item>
                <text:p text:style-name="P4"><text:span text:style-name="T3">The calculator, adding some more things to it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" presentation:class="page"/>
          <draw:frame draw:name="Notes Placeholder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Homework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Homework</text:span></text:p>
          </draw:text-box>
        </draw:frame>
        <draw:frame draw:name="Subtitle 2" presentation:style-name="pr7" draw:text-style-name="P7" draw:layer="layout" svg:width="24.638cm" svg:height="14.786cm" svg:x="1.4cm" svg:y="4.914cm" presentation:class="subtitle" presentation:user-transformed="true">
          <draw:text-box>
            <text:p text:style-name="P6"><text:span text:style-name="T5">How did you get on with the homework?</text:span></text:p>
            <text:p text:style-name="P6"><text:span text:style-name="T5"/></text:p>
            <text:p text:style-name="P6"><text:span text:style-name="T5">Specimen solution :-</text:span></text:p>
            <text:p text:style-name="P6"><text:span text:style-name="T5"/></text:p>
            <text:list text:style-name="L1">
              <text:list-header>
                <text:p text:style-name="P6"><text:span text:style-name="T5">Show in Netbeans</text:span></text:p>
              </text:list-header>
            </text:list>
            <text:p text:style-name="P6"><text:span text:style-name="T5"/></text:p>
            <text:p text:style-name="P6"><text:span text:style-name="T5">Things I was looking for :-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Today we'll ...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his time</text:span></text:p>
          </draw:text-box>
        </draw:frame>
        <draw:frame draw:name="Subtitle 2" presentation:style-name="pr7" draw:text-style-name="P2" draw:layer="layout" svg:width="24.038cm" svg:height="14.586cm" svg:x="2cm" svg:y="4.914cm" presentation:class="subtitle" presentation:user-transformed="true">
          <draw:text-box>
            <text:p text:style-name="P6"><text:span text:style-name="T6">Today we will look at :-</text:span></text:p>
            <text:p text:style-name="P6"><text:span text:style-name="T1"/></text:p>
            <text:p text:style-name="P6"><text:span text:style-name="T7"/></text:p>
            <text:list text:style-name="L4">
              <text:list-item>
                <text:p text:style-name="P6"><text:span text:style-name="T7">Adding more to the calculator</text:span></text:p>
                <text:p text:style-name="P6"><text:span text:style-name="T7"/></text:p>
              </text:list-item>
              <text:list-item>
                <text:p text:style-name="P6"><text:span text:style-name="T8">A bit about pointers if there's time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4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Title" draw:style-name="dp3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itle</text:span></text:p>
          </draw:text-box>
        </draw:frame>
        <draw:frame draw:name="Subtitle 2" presentation:style-name="pr7" draw:text-style-name="P2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1"><text:s/></text:span><text:span text:style-name="T1">Blank slide</text:span></text:p>
              </text:list-item>
              <text:list-item>
                <text:p text:style-name="P6"><text:span text:style-name="T1"><text:s/></text:span><text:span text:style-name="T1">this is some text</text:span></text:p>
              </text:list-item>
            </text:list>
            <text:p text:style-name="P6"><text:span text:style-name="T1"/></text:p>
            <text:p text:style-name="P6"><text:span text:style-name="T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5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6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alculator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9"><text:s/></text:span><text:span text:style-name="T9">We currently have :-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Four binary functions (or operations):- <text:s/>+ - * /</text:span></text:p>
                <text:p text:style-name="P6"><text:span text:style-name="T9"/></text:p>
                <text:p text:style-name="P6"><text:span text:style-name="T9">(Called binary because they take two numbers, or operands)</text:span></text:p>
              </text:list-item>
            </text:list>
            <text:p text:style-name="P6"><text:span text:style-name="T9"/></text:p>
            <text:p text:style-name="P6"><text:span text:style-name="T9"><text:tab/></text:span><text:span text:style-name="T9"> <text:s text:c="23"/></text:span><text:span text:style-name="T9">2</text:span><text:span text:style-name="T9"><text:tab/></text:span><text:span text:style-name="T9"> + <text:s text:c="4"/>2 <text:s text:c="3"/>= <text:s text:c="3"/>4</text:span></text:p>
            <text:p text:style-name="P6"><text:span text:style-name="T9"/></text:p>
          </draw:text-box>
        </draw:frame>
        <draw:custom-shape draw:style-name="gr2" draw:text-style-name="P9" draw:layer="layout" svg:width="5cm" svg:height="1.8cm" svg:x="9.2cm" svg:y="16cm">
          <text:p text:style-name="P9">Operation</text:p>
          <draw:enhanced-geometry svg:viewBox="0 0 21600 21600" draw:text-areas="800 800 20800 20800" draw:type="round-rectangular-callout" draw:modifiers="6154.76904619076 -28160.3553581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draw:layer="layout" svg:width="5cm" svg:height="1.8cm" svg:x="3cm" svg:y="16cm">
          <text:p text:style-name="P9">Operand</text:p>
          <draw:enhanced-geometry svg:viewBox="0 0 21600 21600" draw:text-areas="800 800 20800 20800" draw:type="round-rectangular-callout" draw:modifiers="24627.7144571086 -27404.77512493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draw:layer="layout" svg:width="5cm" svg:height="1.8cm" svg:x="16.4cm" svg:y="16cm">
          <text:p text:style-name="P9">Other Operand</text:p>
          <draw:enhanced-geometry svg:viewBox="0 0 21600 21600" draw:text-areas="800 800 20800 20800" draw:type="round-rectangular-callout" draw:modifiers="-15544.5710857828 -28160.3553581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6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7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Unary and binary functions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9"><text:s/></text:span><text:span text:style-name="T9">An </text:span><text:span text:style-name="T10">unary</text:span><text:span text:style-name="T9"> function is one that takes only </text:span><text:span text:style-name="T10">one</text:span><text:span text:style-name="T9"> operand.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Can you think of any common ones?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Hint - look on a calculator.</text:span></text:p>
                <text:p text:style-name="P6"><text:span text:style-name="T9"/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7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8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Unary and binary functions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9"><text:s/></text:span><text:span text:style-name="T9">From my calculator :-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11">1/x</text:span><text:span text:style-name="T11"><text:tab/></text:span><text:span text:style-name="T11"><text:tab/></text:span><text:span text:style-name="T11">sqrt(x)</text:span><text:span text:style-name="T11"><text:tab/></text:span><text:span text:style-name="T11">x</text:span><text:span text:style-name="T12">2</text:span><text:span text:style-name="T11"><text:tab/></text:span><text:span text:style-name="T11"><text:tab/></text:span><text:span text:style-name="T11"><text:tab/></text:span><text:span text:style-name="T11">log(x)</text:span><text:span text:style-name="T11"><text:tab/></text:span><text:span text:style-name="T11"><text:tab/></text:span><text:span text:style-name="T11">ln(x)</text:span></text:p>
              </text:list-item>
              <text:list-item>
                <text:p text:style-name="P6"><text:span text:style-name="T11"><text:s text:c="2"/></text:span><text:span text:style-name="T11">sin(x)</text:span><text:span text:style-name="T11"><text:tab/></text:span><text:span text:style-name="T11">cos(x)</text:span><text:span text:style-name="T11"><text:tab/></text:span><text:span text:style-name="T11"><text:tab/></text:span><text:span text:style-name="T11">tan(x)</text:span><text:span text:style-name="T11"><text:tab/></text:span><text:span text:style-name="T11">x!</text:span></text:p>
                <text:p text:style-name="P6"><text:span text:style-name="T9"/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How many of these need floating-point numbers?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All except x</text:span><text:span text:style-name="T13">2</text:span><text:span text:style-name="T9"> and factorial</text:span></text:p>
                <text:p text:style-name="P6"><text:span text:style-name="T9"/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8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9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Aside - factorial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9"><text:s/></text:span><text:span text:style-name="T9">The factorial of a number </text:span><text:span text:style-name="T10">n</text:span><text:span text:style-name="T9"> is this :-</text:span></text:p>
                <text:p text:style-name="P6"><text:span text:style-name="T9"/></text:p>
                <text:p text:style-name="P6"><text:span text:style-name="T14"><text:s/></text:span><text:span text:style-name="T14">n * (n-1) * (n - 2) * (n-3) * …. * 1</text:span></text:p>
                <text:p text:style-name="P6"><text:span text:style-name="T11"/></text:p>
                <text:p text:style-name="P6"><text:span text:style-name="T9">Written as n!</text:span></text:p>
                <text:p text:style-name="P6"><text:span text:style-name="T9"/></text:p>
                <text:p text:style-name="P6"><text:span text:style-name="T9">So 5! = 5 * 4 * 3 * 2 * 1</text:span></text:p>
                <text:p text:style-name="P6"><text:span text:style-name="T9"/></text:p>
                <text:p text:style-name="P6"><text:span text:style-name="T9"><text:s/></text:span><text:span text:style-name="T9">= 120</text:span></text:p>
                <text:p text:style-name="P6"><text:span text:style-name="T9"/></text:p>
                <text:p text:style-name="P6"><text:span text:style-name="T9">1! is 1</text:span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9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0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Adding % and ^</text:span></text:p>
          </draw:text-box>
        </draw:frame>
        <draw:frame draw:name="Subtitle 2" presentation:style-name="pr7" draw:text-style-name="P10" draw:layer="layout" svg:width="24.038cm" svg:height="14.586cm" svg:x="2cm" svg:y="4.914cm" presentation:class="subtitle" presentation:user-transformed="true">
          <draw:text-box>
            <text:p text:style-name="P6"><text:span text:style-name="T7"/></text:p>
            <text:list text:style-name="L4">
              <text:list-item>
                <text:p text:style-name="P6"><text:span text:style-name="T7">Adding a % operator is easy, as C has one already.</text:span></text:p>
                <text:p text:style-name="P6"><text:span text:style-name="T7"/></text:p>
              </text:list-item>
              <text:list-item>
                <text:p text:style-name="P6"><text:span text:style-name="T7">Add this now in NB.</text:span></text:p>
                <text:p text:style-name="P6"><text:span text:style-name="T7"/></text:p>
              </text:list-item>
              <text:list-item>
                <text:p text:style-name="P6"><text:span text:style-name="T7">^ (raise to a power) is slightly harder, we'll have to write our own function to do it.</text:span></text:p>
                <text:p text:style-name="P6"><text:span text:style-name="T7"/></text:p>
              </text:list-item>
              <text:list-item>
                <text:p text:style-name="P6"><text:span text:style-name="T7">There is a pow() function in the math library, but it uses floating point types. <text:s/>Writing our own for integers is better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0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1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oding our powerl() function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15"><text:s/></text:span><text:span text:style-name="T15">We look at the </text:span><text:span text:style-name="T16">exponent</text:span><text:span text:style-name="T15"> - the number we're raising </text:span><text:span text:style-name="T16">to</text:span></text:p>
                <text:p text:style-name="P6"><text:span text:style-name="T9"/></text:p>
                <text:p text:style-name="P6"><text:span text:style-name="T9"/></text:p>
                <text:p text:style-name="P6"><text:span text:style-name="T1"><text:s text:c="12"/></text:span><text:span text:style-name="T1">5</text:span><text:span text:style-name="T17">3</text:span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We want to calculate 5 * 5 * 5</text:span></text:p>
              </text:list-item>
              <text:list-item>
                <text:p text:style-name="P6"><text:span text:style-name="T9"><text:s/></text:span><text:span text:style-name="T9">Clearly, some kind of loop will be needed. <text:s/>But how many times to loop?</text:span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</text:list-item>
            </text:list>
          </draw:text-box>
        </draw:frame>
        <draw:custom-shape draw:style-name="gr2" draw:text-style-name="P9" draw:layer="layout" svg:width="5cm" svg:height="2.4cm" svg:x="13.4cm" svg:y="8.2cm">
          <text:p text:style-name="P9">Exponent</text:p>
          <draw:enhanced-geometry svg:viewBox="0 0 21600 21600" draw:text-areas="800 800 20800 20800" draw:type="round-rectangular-callout" draw:modifiers="-19876.6646670666 4795.00208246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draw:layer="layout" svg:width="5cm" svg:height="2.4cm" svg:x="8.4cm" svg:y="11.2cm">
          <text:p text:style-name="P9">number</text:p>
          <text:p text:style-name="P9">(or base)</text:p>
          <draw:enhanced-geometry svg:viewBox="0 0 21600 21600" draw:text-areas="800 800 20800 20800" draw:type="round-rectangular-callout" draw:modifiers="-466.466706658668 -13116.53477717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1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2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werl()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9"><text:s/></text:span><text:span text:style-name="T9">It looks like we loop twice, that's one less than the exponent.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So in psuedo code, the function might be:</text:span></text:p>
                <text:p text:style-name="P6"><text:span text:style-name="T9"/></text:p>
              </text:list-item>
              <text:list-item>
                <text:p text:style-name="P6"><text:span text:style-name="T9">Start with 5</text:span></text:p>
              </text:list-item>
              <text:list-item>
                <text:p text:style-name="P6"><text:span text:style-name="T9">(a) </text:span></text:p>
              </text:list-item>
              <text:list-item>
                <text:p text:style-name="P6"><text:span text:style-name="T9">multiply by 5</text:span></text:p>
              </text:list-item>
              <text:list-item>
                <text:p text:style-name="P6"><text:span text:style-name="T9">take one from exponent</text:span></text:p>
              </text:list-item>
              <text:list-item>
                <text:p text:style-name="P6"><text:span text:style-name="T9">loop back to (a) if exponent &gt; 1</text:span></text:p>
              </text:list-item>
              <text:list-item>
                <text:p text:style-name="P6"><text:span text:style-name="T9">done</text:span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2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3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seudocode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9"><text:s/></text:span><text:span text:style-name="T10">Pseudocode</text:span><text:span text:style-name="T9"> is a hybrid of English and any programming language, to express ideas at a higher level than code can.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It is structured a bit like C, but uses words to express what is to be done.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This makes it able to express a complicated bit of code in simple words, to make it easier to think about, without getting lost in the small details.</text:span></text:p>
                <text:p text:style-name="P6"><text:span text:style-name="T9"/></text:p>
              </text:list-item>
              <text:list-item>
                <text:p text:style-name="P6"><text:span text:style-name="T9"><text:s/></text:span><text:span text:style-name="T9">Because its <text:s/>a bit like C, its also easier to turn pseudocode descriptions into actual code</text:span></text:p>
                <text:p text:style-name="P6"><text:span text:style-name="T9"><text:s/></text:span></text:p>
                <text:p text:style-name="P6"><text:span text:style-name="T9"/></text:p>
                <text:p text:style-name="P6"><text:span text:style-name="T9"><text:s/></text:span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4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riting powerl()</text:span></text:p>
          </draw:text-box>
        </draw:frame>
        <draw:frame draw:name="Subtitle 2" presentation:style-name="pr7" draw:text-style-name="P11" draw:layer="layout" svg:width="25.6cm" svg:height="14.386cm" svg:x="1.4cm" svg:y="4.2cm" presentation:class="subtitle" presentation:user-transformed="true">
          <draw:text-box>
            <text:list text:style-name="L1">
              <text:list-header>
                <text:p text:style-name="P6"><text:span text:style-name="T18">Lets write powerl(), using this function skeleton :-</text:span></text:p>
                <text:p text:style-name="P6"><text:span text:style-name="T18"/></text:p>
                <text:p text:style-name="P6"><text:span text:style-name="T18"/></text:p>
                <text:p text:style-name="P6"><text:span text:style-name="T19">long powerl( long base, long exponent) {</text:span></text:p>
                <text:p text:style-name="P6"><text:span text:style-name="T19"/></text:p>
                <text:p text:style-name="P6"><text:span text:style-name="T19">long answer;</text:span></text:p>
                <text:p text:style-name="P6"><text:span text:style-name="T19"/></text:p>
                <text:p text:style-name="P6"><text:span text:style-name="T19">.. ..</text:span></text:p>
                <text:p text:style-name="P6"><text:span text:style-name="T19"/></text:p>
              </text:list-header>
            </text:list>
            <text:p text:style-name="P6"><text:span text:style-name="T19"><text:tab/></text:span><text:span text:style-name="T19">return answer;</text:span></text:p>
            <text:list text:continue-numbering="true" text:style-name="L1">
              <text:list-header>
                <text:p text:style-name="P6"><text:span text:style-name="T19">}</text:span></text:p>
                <text:p text:style-name="P6"><text:span text:style-name="T18"/></text:p>
                <text:p text:style-name="P6"><text:span text:style-name="T18"/></text:p>
              </text:list-header>
              <text:list-item>
                <text:p text:style-name="P6"><text:span text:style-name="T18"><text:s/></text:span><text:span text:style-name="T18">There are two main parts to this-</text:span></text:p>
                <text:p text:style-name="P6"><text:span text:style-name="T18"/></text:p>
              </text:list-item>
              <text:list-item>
                <text:p text:style-name="P6"><text:span text:style-name="T18">handling cases when base and exponent are negative, 0 or 1.</text:span></text:p>
                <text:p text:style-name="P6"><text:span text:style-name="T18"/></text:p>
              </text:list-item>
              <text:list-item>
                <text:p text:style-name="P6"><text:span text:style-name="T18">writing the bit that actually computes the result</text:span></text:p>
                <text:p text:style-name="P6"><text:span text:style-name="T18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4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5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riting powerl() 2</text:span></text:p>
          </draw:text-box>
        </draw:frame>
        <draw:frame draw:name="Subtitle 2" presentation:style-name="pr7" draw:text-style-name="P11" draw:layer="layout" svg:width="25.6cm" svg:height="14.386cm" svg:x="1.4cm" svg:y="4.2cm" presentation:class="subtitle" presentation:user-transformed="true">
          <draw:text-box>
            <text:list text:style-name="L1">
              <text:list-header>
                <text:p text:style-name="P6"><text:span text:style-name="T18"/></text:p>
              </text:list-header>
              <text:list-item>
                <text:p text:style-name="P6"><text:span text:style-name="T18"><text:s/></text:span><text:span text:style-name="T18">We know that x</text:span><text:span text:style-name="T20">0 <text:s/></text:span><text:span text:style-name="T21">is 1, whatever x is.</text:span></text:p>
                <text:p text:style-name="P6"><text:span text:style-name="T21"/></text:p>
              </text:list-item>
              <text:list-item>
                <text:p text:style-name="P6"><text:span text:style-name="T21"><text:s/></text:span><text:span text:style-name="T21">Also that x</text:span><text:span text:style-name="T20">1 <text:s/></text:span><text:span text:style-name="T21">is x, again whatever x is.</text:span></text:p>
                <text:p text:style-name="P6"><text:span text:style-name="T21"/></text:p>
              </text:list-item>
              <text:list-item>
                <text:p text:style-name="P6"><text:span text:style-name="T21"><text:s/></text:span><text:span text:style-name="T21">and 1 raised to any power is 1.</text:span></text:p>
                <text:p text:style-name="P6"><text:span text:style-name="T21"/></text:p>
              </text:list-item>
              <text:list-item>
                <text:p text:style-name="P6"><text:span text:style-name="T21"><text:s/></text:span><text:span text:style-name="T21">0 raised to the 0 is a special case, and is usually defined to be 1.</text:span></text:p>
                <text:p text:style-name="P6"><text:span text:style-name="T21"/></text:p>
              </text:list-item>
              <text:list-item>
                <text:p text:style-name="P6"><text:span text:style-name="T21"><text:s/></text:span><text:span text:style-name="T21">depending on the method you use , you can show that it is 0, 1 or undefined.</text:span></text:p>
                <text:p text:style-name="P6"><text:span text:style-name="T21"/></text:p>
              </text:list-item>
              <text:list-item>
                <text:p text:style-name="P6"><text:span text:style-name="T21"><text:s/></text:span><text:span text:style-name="T21">We won't handle exponents that are negative, we'll say that's an error. <text:s/>We really need f.p. numbers to handle x</text:span><text:span text:style-name="T20">-1</text:span><text:span text:style-name="T21"> etc.</text:span></text:p>
                <text:p text:style-name="P6"><text:span text:style-name="T21"/></text:p>
              </text:list-item>
              <text:list-item>
                <text:p text:style-name="P6"><text:span text:style-name="T21"><text:s/></text:span><text:span text:style-name="T21">Negative numbers can be raised to powers quite happily. <text:s/>e.g. -1</text:span><text:span text:style-name="T22">10</text:span><text:span text:style-name="T21"> is</text:span></text:p>
                <text:p text:style-name="P6"><text:span text:style-name="T21">-1 x -1 x -1 x -1 x -1 x -1 x -1 x -1 x -1 x -1 <text:s/>= 1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5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6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riting powerl() 3</text:span></text:p>
          </draw:text-box>
        </draw:frame>
        <draw:frame draw:name="Subtitle 2" presentation:style-name="pr7" draw:text-style-name="P11" draw:layer="layout" svg:width="25.6cm" svg:height="14.386cm" svg:x="1.4cm" svg:y="4.2cm" presentation:class="subtitle" presentation:user-transformed="true">
          <draw:text-box>
            <text:list text:style-name="L1">
              <text:list-header>
                <text:p text:style-name="P6"><text:span text:style-name="T18"/></text:p>
              </text:list-header>
              <text:list-item>
                <text:p text:style-name="P6"><text:span text:style-name="T18"><text:s/></text:span><text:span text:style-name="T18">We can put this into the skeleton :-</text:span></text:p>
                <text:p text:style-name="P6"><text:span text:style-name="T19"/></text:p>
                <text:p text:style-name="P6"><text:span text:style-name="T23">long powerl(long base, long exponent) {</text:span></text:p>
                <text:p text:style-name="P6"><text:span text:style-name="T23"/></text:p>
                <text:p text:style-name="P6"><text:span text:style-name="T23">if (exponent &lt; 0)</text:span></text:p>
                <text:p text:style-name="P6"><text:span text:style-name="T23"><text:tab/></text:span><text:span text:style-name="T23">error;</text:span></text:p>
                <text:p text:style-name="P6"><text:span text:style-name="T23">if (exponent == 0)</text:span></text:p>
                <text:p text:style-name="P6"><text:span text:style-name="T23"><text:tab/></text:span><text:span text:style-name="T23">return 1;</text:span></text:p>
                <text:p text:style-name="P6"><text:span text:style-name="T23">if (exponent == 1)</text:span></text:p>
              </text:list-item>
            </text:list>
            <text:p text:style-name="P12"><text:span text:style-name="T23"><text:s text:c="7"/></text:span><text:span text:style-name="T23">return ???;</text:span></text:p>
            <text:p text:style-name="P12"><text:span text:style-name="T23"><text:s text:c="3"/></text:span><text:span text:style-name="T23">if ((exponent == 0) &amp;&amp; (base == 0))</text:span></text:p>
            <text:list text:style-name="L2">
              <text:list-header>
                <text:p text:style-name="P12"><text:span text:style-name="T23"><text:s/></text:span><text:span text:style-name="T23">return 1;</text:span></text:p>
              </text:list-header>
            </text:list>
            <text:p text:style-name="P12"><text:span text:style-name="T23"><text:tab/></text:span><text:span text:style-name="T23">if (base == 1)</text:span></text:p>
            <text:list text:continue-numbering="true" text:style-name="L2">
              <text:list-header>
                <text:p text:style-name="P12"><text:span text:style-name="T23"><text:tab/></text:span><text:span text:style-name="T23">return 1;</text:span></text:p>
                <text:p text:style-name="P12"><text:span text:style-name="T23">/* calculate the power */</text:span></text:p>
              </text:list-header>
            </text:list>
            <text:list text:style-name="L1">
              <text:list-header>
                <text:p text:style-name="P6"><text:span text:style-name="T23"/></text:p>
                <text:p text:style-name="P6"><text:span text:style-name="T23"><text:tab/></text:span><text:span text:style-name="T23">}</text:span></text:p>
              </text:list-header>
            </text:list>
          </draw:text-box>
        </draw:frame>
        <draw:custom-shape draw:style-name="gr2" draw:text-style-name="P9" draw:layer="layout" svg:width="8.6cm" svg:height="3.2cm" svg:x="16.6cm" svg:y="9.4cm">
          <text:p text:style-name="P9">What goes here?</text:p>
          <draw:enhanced-geometry svg:viewBox="0 0 21600 21600" draw:text-areas="800 800 20800 20800" draw:type="round-rectangular-callout" draw:modifiers="-18410.6034182072 22733.64573570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16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7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riting powerl() 4</text:span></text:p>
          </draw:text-box>
        </draw:frame>
        <draw:frame draw:name="Subtitle 2" presentation:style-name="pr7" draw:text-style-name="P11" draw:layer="layout" svg:width="25.6cm" svg:height="14.386cm" svg:x="1.4cm" svg:y="4.2cm" presentation:class="subtitle" presentation:user-transformed="true">
          <draw:text-box>
            <text:list text:style-name="L1">
              <text:list-header>
                <text:p text:style-name="P6"><text:span text:style-name="T18"/></text:p>
              </text:list-header>
              <text:list-item>
                <text:p text:style-name="P6"><text:span text:style-name="T18"><text:s/></text:span><text:span text:style-name="T18">We can put this into the skeleton :-</text:span></text:p>
                <text:p text:style-name="P6"><text:span text:style-name="T19"/></text:p>
                <text:p text:style-name="P6"><text:span text:style-name="T23">long powerl(long base, long exponent) {</text:span></text:p>
                <text:p text:style-name="P6"><text:span text:style-name="T23"/></text:p>
                <text:p text:style-name="P6"><text:span text:style-name="T23">/* handle the special cases */</text:span></text:p>
                <text:p text:style-name="P6"><text:span text:style-name="T23">.. ..</text:span></text:p>
                <text:p text:style-name="P6"><text:span text:style-name="T23"/></text:p>
              </text:list-item>
            </text:list>
            <text:list text:style-name="L2">
              <text:list-header>
                <text:p text:style-name="P12"><text:span text:style-name="T23">/* calculate the power */</text:span></text:p>
              </text:list-header>
            </text:list>
            <text:list text:style-name="L1">
              <text:list-header>
                <text:p text:style-name="P6"><text:span text:style-name="T23"/></text:p>
                <text:p text:style-name="P6"><text:span text:style-name="T23"><text:tab/></text:span><text:span text:style-name="T23">}</text:span></text:p>
                <text:p text:style-name="P6"><text:span text:style-name="T23"/></text:p>
                <text:p text:style-name="P6"><text:span text:style-name="T23"/></text:p>
              </text:list-header>
            </text:list>
            <text:p text:style-name="P6"><text:span text:style-name="T24">Look back at the pseudocode. <text:s/>Try to write it in C.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7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8" draw:style-name="dp1" draw:master-page-name="Blank">
        <draw:frame draw:style-name="gr3" draw:text-style-name="P13" draw:layer="layout" svg:width="24.6cm" svg:height="18.6cm" svg:x="1.8cm" svg:y="1.2cm">
          <draw:text-box>
            <text:p><text:span text:style-name="T25">This is my attempt</text:span></text:p>
            <text:p><text:span text:style-name="T26"/></text:p>
            <text:p><text:span text:style-name="T26">/*</text:span></text:p>
            <text:p><text:span text:style-name="T26"><text:s/></text:span><text:span text:style-name="T26">* Computes base ^ exponent</text:span></text:p>
            <text:p><text:span text:style-name="T26"><text:s/></text:span><text:span text:style-name="T26">* </text:span></text:p>
            <text:p><text:span text:style-name="T26"><text:s/></text:span><text:span text:style-name="T26">* Does not work for exponents &lt; 0.</text:span></text:p>
            <text:p><text:span text:style-name="T26"><text:s/></text:span><text:span text:style-name="T26">* 0 ^ 0 is defined as being 1</text:span></text:p>
            <text:p><text:span text:style-name="T26"><text:s/></text:span><text:span text:style-name="T26">*/</text:span></text:p>
            <text:p><text:span text:style-name="T26">long powerl(long base, long exponent) {</text:span></text:p>
            <text:p><text:span text:style-name="T26"><text:s text:c="4"/></text:span></text:p>
            <text:p><text:span text:style-name="T26"><text:s text:c="4"/></text:span><text:span text:style-name="T26">/* deal with 0^0, we define it as 1 */</text:span></text:p>
            <text:p><text:span text:style-name="T26"><text:s text:c="4"/></text:span><text:span text:style-name="T26">if ((base == 0) &amp;&amp; (exponent == 0))</text:span></text:p>
            <text:p><text:span text:style-name="T26"><text:s text:c="8"/></text:span><text:span text:style-name="T26">return 1;</text:span></text:p>
            <text:p><text:span text:style-name="T26"><text:s text:c="4"/></text:span><text:span text:style-name="T26">/* zero raised to anything is 0 */</text:span></text:p>
            <text:p><text:span text:style-name="T26"><text:s text:c="4"/></text:span><text:span text:style-name="T26">if (base == 0)</text:span></text:p>
            <text:p><text:span text:style-name="T26"><text:s text:c="8"/></text:span><text:span text:style-name="T26">return 0;</text:span></text:p>
            <text:p><text:span text:style-name="T26"><text:s text:c="4"/></text:span><text:span text:style-name="T26">/* anything raised to 0 is 1 */</text:span></text:p>
            <text:p><text:span text:style-name="T26"><text:s text:c="4"/></text:span><text:span text:style-name="T26">if (exponent == 0)</text:span></text:p>
            <text:p><text:span text:style-name="T26"><text:s text:c="8"/></text:span><text:span text:style-name="T26">return 1;</text:span></text:p>
            <text:p><text:span text:style-name="T26"><text:s text:c="4"/></text:span><text:span text:style-name="T26">/* anything raised to power 1 is itself */</text:span></text:p>
            <text:p><text:span text:style-name="T26"><text:tab/></text:span><text:span text:style-name="T26">if(exponent == 1)</text:span></text:p>
            <text:p><text:span text:style-name="T26"><text:tab/></text:span><text:span text:style-name="T26"><text:tab/></text:span><text:span text:style-name="T26">return base;</text:span></text:p>
            <text:p><text:span text:style-name="T26"/></text:p>
            <text:p><text:span text:style-name="T26"><text:tab/></text:span><text:span text:style-name="T26">/* indicate an error */</text:span></text:p>
            <text:p><text:span text:style-name="T26"><text:s text:c="4"/></text:span><text:span text:style-name="T26">if (exponent &lt; 0)</text:span></text:p>
            <text:p><text:span text:style-name="T26"><text:s text:c="8"/></text:span><text:span text:style-name="T26">return -1;</text:span></text:p>
            <text:p><text:span text:style-name="T26"><text:s text:c="8"/></text:span></text:p>
            <text:p><text:span text:style-name="T26"><text:s text:c="4"/></text:span><text:span text:style-name="T26">long ans = base;</text:span></text:p>
            <text:p><text:span text:style-name="T26"><text:s text:c="4"/></text:span><text:span text:style-name="T26">while (--exponent &gt; 0)</text:span></text:p>
            <text:p><text:span text:style-name="T26"><text:s text:c="8"/></text:span><text:span text:style-name="T26">ans = ans * base;</text:span></text:p>
            <text:p><text:span text:style-name="T26"><text:s text:c="4"/></text:span><text:span text:style-name="T26">return ans; <text:s text:c="3"/></text:span></text:p>
            <text:p><text:span text:style-name="T26">}</text:span></text:p>
          </draw:text-box>
        </draw:frame>
        <draw:custom-shape draw:style-name="gr2" draw:text-style-name="P9" draw:layer="layout" svg:width="7cm" svg:height="5cm" svg:x="18.6cm" svg:y="2cm">
          <text:p text:style-name="P9">Add a comment at the </text:p>
          <text:p text:style-name="P9">beginning</text:p>
          <text:p text:style-name="P9">to say a bit about what</text:p>
          <text:p text:style-name="P9">the function does</text:p>
          <draw:enhanced-geometry svg:viewBox="0 0 21600 21600" draw:text-areas="800 800 20800 20800" draw:type="round-rectangular-callout" draw:modifiers="-17792.772461077 7787.40251949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9" draw:layer="layout" svg:width="7cm" svg:height="4.2cm" svg:x="18.4cm" svg:y="9.4cm">
          <text:p text:style-name="P9">More comments in</text:p>
          <text:p text:style-name="P9">the function body</text:p>
          <draw:enhanced-geometry svg:viewBox="0 0 21600 21600" draw:text-areas="800 800 20800 20800" draw:type="round-rectangular-callout" draw:modifiers="-16972.0897014712 6082.551773387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esting powerl()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p text:style-name="P6"><text:span text:style-name="T9"><text:s/></text:span><text:span text:style-name="T9">We need to test the special cases</text:span></text:p>
            <text:list text:style-name="L1">
              <text:list-header>
                <text:p text:style-name="P6"><text:span text:style-name="T9"/></text:p>
              </text:list-header>
            </text:list>
            <text:p text:style-name="P6"><text:span text:style-name="T9"><text:s/></text:span><text:span text:style-name="T9">And the main loop part.</text:span></text:p>
            <text:list text:continue-numbering="true" text:style-name="L1">
              <text:list-header>
                <text:p text:style-name="P6"><text:span text:style-name="T9"/></text:p>
              </text:list-header>
            </text:list>
            <text:p text:style-name="P14"><text:span text:style-name="T9">We could write a function, test(), that would do the first part. <text:s/>We'd give it three parameters:-</text:span></text:p>
            <text:list text:continue-numbering="true" text:style-name="L1">
              <text:list-header>
                <text:p text:style-name="P6"><text:span text:style-name="T9"/></text:p>
              </text:list-header>
              <text:list-item>
                <text:p text:style-name="P6"><text:span text:style-name="T23"><text:s/></text:span><text:span text:style-name="T23">boolean test(long base, long exponent, long answer);</text:span></text:p>
                <text:p text:style-name="P6"><text:span text:style-name="T9"/></text:p>
                <text:p text:style-name="P6"><text:span text:style-name="T9">We'd give it the base and exponent, and the expected answer. <text:s/>It would return true if powerl() gave the expected result.</text:span></text:p>
                <text:p text:style-name="P6"><text:span text:style-name="T9"/></text:p>
              </text:list-item>
            </text:list>
            <text:p text:style-name="P6"><text:span text:style-name="T9"><text:s/></text:span><text:span text:style-name="T9">This is one of the ideas behind software testing.</text:span></text:p>
            <text:list text:continue-numbering="true" text:style-name="L1">
              <text:list-header>
                <text:p text:style-name="P6"><text:span text:style-name="T9"/></text:p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9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0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esting powerl() 2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p text:style-name="P6"><text:span text:style-name="T9">This is my test() function:-</text:span></text:p>
            <text:p text:style-name="P6"><text:span text:style-name="T9"/></text:p>
            <text:p text:style-name="P6"><text:span text:style-name="T23">void test(long base, long, exponent, long answer) {</text:span></text:p>
            <text:p text:style-name="P6"><text:span text:style-name="T23"/></text:p>
            <text:p text:style-name="P6"><text:span text:style-name="T23"><text:tab/></text:span><text:span text:style-name="T23">printf(“Test of powerl(%ld,%ld)==%ld “, base, exponent, answer);</text:span></text:p>
            <text:p text:style-name="P6"><text:span text:style-name="T23"><text:tab/></text:span><text:span text:style-name="T23">if (powerl(base, exponent)==answer)</text:span></text:p>
            <text:p text:style-name="P6"><text:span text:style-name="T23"><text:tab/></text:span><text:span text:style-name="T23"><text:tab/></text:span><text:span text:style-name="T23"><text:tab/></text:span><text:span text:style-name="T23"> <text:s text:c="3"/></text:span><text:span text:style-name="T23">printf(“pass\n”);</text:span></text:p>
            <text:p text:style-name="P6"><text:span text:style-name="T23"><text:tab/></text:span><text:span text:style-name="T23">else </text:span></text:p>
            <text:p text:style-name="P6"><text:span text:style-name="T23"><text:tab/></text:span><text:span text:style-name="T23"> <text:s text:c="3"/></text:span><text:span text:style-name="T23">printf(“FAIL\n”);</text:span></text:p>
            <text:list text:style-name="L1">
              <text:list-header>
                <text:p text:style-name="P6"><text:span text:style-name="T23">}</text:span></text:p>
                <text:p text:style-name="P6"><text:span text:style-name="T23"/></text:p>
              </text:list-header>
            </text:list>
            <text:p text:style-name="P6"><text:span text:style-name="T9">Then we use it like this:-</text:span></text:p>
            <text:list text:continue-numbering="true" text:style-name="L1">
              <text:list-header>
                <text:p text:style-name="P6"><text:span text:style-name="T9"/></text:p>
                <text:p text:style-name="P6"><text:span text:style-name="T23">test(0,0,1);</text:span><text:span text:style-name="T23"><text:tab/></text:span><text:span text:style-name="T23"><text:tab/></text:span><text:span text:style-name="T23"><text:tab/></text:span><text:span text:style-name="T23"><text:tab/></text:span><text:span text:style-name="T23">/* 0 ^ 0 is defined as 1 */</text:span></text:p>
                <text:p text:style-name="P6"><text:span text:style-name="T23">test(1,0,1); </text:span><text:span text:style-name="T23"><text:tab/></text:span><text:span text:style-name="T23"><text:tab/></text:span><text:span text:style-name="T23">/* 1 ^ 0 is 1 */</text:span></text:p>
                <text:p text:style-name="P6"><text:span text:style-name="T23">test(2,10,1024);</text:span><text:span text:style-name="T23"><text:tab/></text:span><text:span text:style-name="T23">/* …. */</text:span></text:p>
                <text:p text:style-name="P6"><text:span text:style-name="T23">test(-1,2,1);</text:span><text:span text:style-name="T23"><text:tab/></text:span><text:span text:style-name="T23"><text:tab/></text:span><text:span text:style-name="T23">/* -1 * -1 is 1 */</text:span></text:p>
              </text:list-header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0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1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esting powerl() 3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p text:style-name="P6"><text:span text:style-name="T9">We also want to test the loop part of the function:-</text:span></text:p>
            <text:p text:style-name="P6"><text:span text:style-name="T9"/></text:p>
            <text:p text:style-name="P6"><text:span text:style-name="T23">long base=2;</text:span></text:p>
            <text:p text:style-name="P6"><text:span text:style-name="T23">for (long exponent=10; exponent &gt; 0; exponent--) {</text:span></text:p>
            <text:p text:style-name="P6"><text:span text:style-name="T23"/></text:p>
            <text:p text:style-name="P6"><text:span text:style-name="T23"><text:tab/></text:span><text:span text:style-name="T23">printf(“powerl(%ld,%ld) = %ld\n”, base,</text:span></text:p>
            <text:p text:style-name="P6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exponent,</text:span></text:p>
            <text:p text:style-name="P6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powerl(base, exponent));</text:span></text:p>
            <text:p text:style-name="P6"><text:span text:style-name="T23"><text:tab/></text:span><text:span text:style-name="T23">}</text:span></text:p>
            <text:p text:style-name="P6"><text:span text:style-name="T23"/></text:p>
            <text:p text:style-name="P6"><text:span text:style-name="T9">This should print out the powers of 2.</text:span></text:p>
            <text:p text:style-name="P6"><text:span text:style-name="T23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2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Incorporate into calculator</text:span></text:p>
          </draw:text-box>
        </draw:frame>
        <draw:frame draw:name="Subtitle 2" presentation:style-name="pr7" draw:text-style-name="P8" draw:layer="layout" svg:width="24.638cm" svg:height="14.386cm" svg:x="1.4cm" svg:y="4.914cm" presentation:class="subtitle" presentation:user-transformed="true">
          <draw:text-box>
            <text:p text:style-name="P6"><text:span text:style-name="T9">Add this function to the calculator.</text:span></text:p>
            <text:p text:style-name="P6"><text:span text:style-name="T23"/></text:p>
            <text:p text:style-name="P6"><text:span text:style-name="T9">Extra - as we did in division by zero, add a check to reject asking for negative exponents</text:span></text:p>
            <text:p text:style-name="P6"><text:span text:style-name="T23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2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3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-- END --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4" draw:style-name="dp1" draw:master-page-name="Blank"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Arial1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Calibri" svg:font-family="Calibri" style:font-pitch="variable"/>
    <style:font-face style:name="FreeSans1" svg:font-family="FreeSans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2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ourier New3" svg:font-family="'Courier Ne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none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fo:min-height="12.179cm" fo:padding-top="0cm" fo:padding-bottom="0cm" fo:padding-left="0cm" fo:padding-right="0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4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line-height="100%" fo:text-align="center" style:punctuation-wrap="simpl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.5cm" fo:line-height="100%" fo:text-align="start" fo:text-indent="0cm" style:punctuation-wrap="simple"/>
    </style:style>
    <style:style style:name="MP9" style:family="paragraph">
      <style:paragraph-properties fo:margin-left="0cm" fo:margin-right="0cm" fo:margin-top="0cm" fo:margin-bottom="0.4cm" fo:line-height="100%" fo:text-align="start" fo:text-indent="0cm" style:punctuation-wrap="simpl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style:text-line-through-style="none" style:text-line-through-type="none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style:text-line-through-style="none" style:text-line-through-type="none" style:font-name="Arial" fo:font-size="32pt" fo:letter-spacing="normal" fo:font-style="normal" style:text-underline-style="none" fo:font-weight="normal" style:font-name-asian="Droid Sans Fallback2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5" style:family="text">
      <style:text-properties style:text-line-through-style="none" style:text-line-through-type="none" style:font-name="Arial" fo:font-size="28pt" fo:letter-spacing="normal" fo:font-style="normal" style:text-underline-style="none" fo:font-weight="normal" style:font-name-asian="Droid Sans Fallback2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MT6" style:family="text">
      <style:text-properties style:text-line-through-style="none" style:text-line-through-type="none" style:font-name="Arial" fo:font-size="24pt" fo:letter-spacing="normal" fo:font-style="normal" style:text-underline-style="none" fo:font-weight="normal" style:font-name-asian="Droid Sans Fallback2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MT7" style:family="text">
      <style:text-properties style:text-line-through-style="none" style:text-line-through-type="none" style:font-name="Arial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01cm" text:min-label-width="0.59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3" draw:layer="backgroundobjects" svg:width="0.001cm" svg:height="0.001cm" svg:x="0cm" svg:y="0cm" presentation:class="date-time">
        <draw:text-box>
          <text:p/>
        </draw:text-box>
      </draw:frame>
      <draw:frame draw:name="Footer Placeholder 2" presentation:style-name="Mpr1" draw:text-style-name="MP3" draw:layer="backgroundobjects" svg:width="0.001cm" svg:height="0.001cm" svg:x="0cm" svg:y="0cm" presentation:class="footer">
        <draw:text-box>
          <text:p/>
        </draw:text-box>
      </draw:frame>
      <draw:frame draw:name="Slide Number Placeholder 3" presentation:style-name="Mpr1" draw:text-style-name="MP3" draw:layer="backgroundobjects" svg:width="0.001cm" svg:height="0.001cm" svg:x="0cm" svg:y="0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4.64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6" draw:layer="backgroundobjects" svg:width="25.198cm" svg:height="3.505cm" svg:x="1.4cm" svg:y="0.837cm" presentation:class="title" presentation:user-transformed="true">
        <draw:text-box>
          <text:list text:style-name="ML3">
            <text:list-item>
              <text:p text:style-name="MP5"><text:span text:style-name="MT3">Click to edit the title text formatClick to edit Master title style</text:span></text:p>
            </text:list-item>
          </text:list>
        </draw:text-box>
      </draw:frame>
      <draw:frame draw:name="Content Placeholder 2" presentation:style-name="Mpr5" draw:text-style-name="MP6" draw:layer="backgroundobjects" svg:width="24.638cm" svg:height="12.177cm" svg:x="1.4cm" svg:y="4.914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3" draw:layer="backgroundobjects" svg:width="0.001cm" svg:height="0.001cm" svg:x="0cm" svg:y="0cm" presentation:class="date-time">
        <draw:text-box>
          <text:p/>
        </draw:text-box>
      </draw:frame>
      <draw:frame draw:name="Footer Placeholder 4" presentation:style-name="Mpr6" draw:text-style-name="MP3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6" draw:text-style-name="MP3" draw:layer="backgroundobjects" svg:width="0.001cm" svg:height="0.001cm" svg:x="0cm" svg:y="0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5cm" svg:height="11.135cm" svg:x="3.074cm" svg:y="2.257cm" presentation:class="page"/>
        <draw:frame presentation:style-name="Title_20_and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19T16:41:19.336065017</dc:date>
    <dc:creator>Mark Woodrow</dc:creator>
    <meta:generator>LibreOffice/4.2.8.2$Linux_x86 LibreOffice_project/420m0$Build-2</meta:generator>
    <meta:editing-duration>P1DT30M45S</meta:editing-duration>
    <meta:editing-cycles>17</meta:editing-cycles>
    <meta:document-statistic meta:object-count="132"/>
  </office:meta>
</office:document-meta>
</file>